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eformat-department-table/" text:style-name="Internet_20_link" text:visited-style-name="Visited_20_Internet_20_Link"><text:span text:style-name="T1">1179. Reformat Department Table</text:span></text:a></text:p>
      <text:section text:style-name="Sect1" text:name="headlessui-popover-button-:rl:">
        <text:p text:style-name="Standard"/>
      </text:section>
      <text:p text:style-name="P4">Easy</text:p>
      <text:p text:style-name="P4">661</text:p>
      <text:p text:style-name="P4">535</text:p>
      <text:section text:style-name="Sect1" text:name="headlessui-popover-button-:rq:">
        <text:p text:style-name="Standard"/>
      </text:section>
      <text:section text:style-name="Sect1" text:name="headlessui-popover-button-:rt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Department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id <text:s text:c="9"/>| int <text:s text:c="4"/>|</text:p>
      <text:p text:style-name="P2">| revenue <text:s text:c="4"/>| int <text:s text:c="4"/>|</text:p>
      <text:p text:style-name="P2">| month <text:s text:c="6"/>| varchar |</text:p>
      <text:p text:style-name="P2">+-------------+---------+</text:p>
      <text:p text:style-name="P2">In SQL,(id, month) is the primary key of this table.</text:p>
      <text:p text:style-name="P2">The table has information about the revenue of each department per month.</text:p>
      <text:p text:style-name="P1">The month has values in ["Jan","Feb","Mar","Apr","May","Jun","Jul","Aug","Sep","Oct","Nov","Dec"].</text:p>
      <text:p text:style-name="P6"> </text:p>
      <text:p text:style-name="P7"><text:span text:style-name="T1">Reformat the table such that there is a department id column and a revenue column </text:span><text:span text:style-name="Strong_20_Emphasis"><text:span text:style-name="T1">for each month</text:span></text:span><text:span text:style-name="T1">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Department table:</text:p>
      <text:p text:style-name="P2">+------+---------+-------+</text:p>
      <text:p text:style-name="P2">| id <text:s text:c="2"/>| revenue | month |</text:p>
      <text:p text:style-name="P2">+------+---------+-------+</text:p>
      <text:p text:style-name="P2">| 1 <text:s text:c="3"/>| 8000 <text:s text:c="3"/>| Jan <text:s text:c="2"/>|</text:p>
      <text:p text:style-name="P2">| 2 <text:s text:c="3"/>| 9000 <text:s text:c="3"/>| Jan <text:s text:c="2"/>|</text:p>
      <text:p text:style-name="P2">| 3 <text:s text:c="3"/>| 10000 <text:s text:c="2"/>| Feb <text:s text:c="2"/>|</text:p>
      <text:p text:style-name="P2">| 1 <text:s text:c="3"/>| 7000 <text:s text:c="3"/>| Feb <text:s text:c="2"/>|</text:p>
      <text:p text:style-name="P2">| 1 <text:s text:c="3"/>| 6000 <text:s text:c="3"/>| Mar <text:s text:c="2"/>|</text:p>
      <text:p text:style-name="P2">+------+---------+-------+</text:p>
      <text:p text:style-name="P3"><text:span text:style-name="Strong_20_Emphasis"><text:span text:style-name="T1">Output:</text:span></text:span><text:span text:style-name="T1"> </text:span></text:p>
      <text:p text:style-name="P2">+------+-------------+-------------+-------------+-----+-------------+</text:p>
      <text:p text:style-name="P2">| id <text:s text:c="2"/>| Jan_Revenue | Feb_Revenue | Mar_Revenue | ... | Dec_Revenue |</text:p>
      <text:p text:style-name="P2">+------+-------------+-------------+-------------+-----+-------------+</text:p>
      <text:p text:style-name="P2"><text:soft-page-break/>| 1 <text:s text:c="3"/>| 8000 <text:s text:c="7"/>| 7000 <text:s text:c="7"/>| 6000 <text:s text:c="7"/>| ... | null <text:s text:c="7"/>|</text:p>
      <text:p text:style-name="P2">| 2 <text:s text:c="3"/>| 9000 <text:s text:c="7"/>| null <text:s text:c="7"/>| null <text:s text:c="7"/>| ... | null <text:s text:c="7"/>|</text:p>
      <text:p text:style-name="P2">| 3 <text:s text:c="3"/>| null <text:s text:c="7"/>| 10000 <text:s text:c="6"/>| null <text:s text:c="7"/>| ... | null <text:s text:c="7"/>|</text:p>
      <text:p text:style-name="P2">+------+-------------+-------------+-------------+-----+-------------+</text:p>
      <text:p text:style-name="P3"><text:span text:style-name="Strong_20_Emphasis"><text:span text:style-name="T1">Explanation:</text:span></text:span><text:span text:style-name="T1"> The revenue from Apr to Dec is null.</text:span></text:p>
      <text:p text:style-name="P1">Note that the result table has 13 columns (1 for the department id + 12 for the months)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23:01:26.073000000</dc:date>
    <meta:editing-duration>PT11S</meta:editing-duration>
    <meta:editing-cycles>1</meta:editing-cycles>
    <meta:document-statistic meta:table-count="0" meta:image-count="0" meta:object-count="0" meta:page-count="2" meta:paragraph-count="45" meta:word-count="265" meta:character-count="1573" meta:non-whitespace-character-count="1215"/>
    <meta:generator>LibreOffice/7.2.2.2$Windows_X86_64 LibreOffice_project/02b2acce88a210515b4a5bb2e46cbfb63fe97d56</meta:generator>
  </office:meta>
</office:document-meta>
</file>